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08ee" officeooo:paragraph-rsid="001508ee"/>
    </style:style>
    <style:style style:name="P2" style:family="paragraph" style:parent-style-name="Standard">
      <style:text-properties fo:font-style="normal" fo:font-weight="normal" officeooo:rsid="001508ee"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usce ut mauris ac elit gravida commodo."</text:p>
      <text:p text:style-name="P2">"Aliquam erat volutpat?"</text:p>
      <text:p text:style-name="P2">"Integer ultricies efficitur mauris, vel tincidunt urna scelerisque in!"</text:p>
      <text:p text:style-name="P2">Vivamus malesuada facilisis facilisis. Vestibulum ullamcorper tellus ut luctus imperdiet. Pellentesque interdum elit ut velit suscipit, vel cursus libero laoreet. Duis euismod consectetur nunc, id fringilla dolor aliquet ut. Integer tristique elit eu massa malesuada, vel malesuada justo fermentum.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4:43:14.545777226</meta:creation-date>
    <meta:generator>LibreOffice/7.3.7.2$Linux_X86_64 LibreOffice_project/30$Build-2</meta:generator>
    <dc:date>2023-11-28T14:45:32.335240520</dc:date>
    <meta:editing-duration>PT1M54S</meta:editing-duration>
    <meta:editing-cycles>3</meta:editing-cycles>
    <meta:document-statistic meta:table-count="0" meta:image-count="0" meta:object-count="0" meta:page-count="1" meta:paragraph-count="4" meta:word-count="58" meta:character-count="437" meta:non-whitespace-character-count="382"/>
  </office:meta>
</office:document-meta>
</file>